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Liberation Mono" fo:font-size="8pt" officeooo:rsid="001e54d0" officeooo:paragraph-rsid="001e54d0" style:font-size-asian="8pt" style:font-size-complex="8pt"/>
    </style:style>
    <style:style style:name="P2" style:family="paragraph" style:parent-style-name="Standard">
      <style:text-properties style:font-name="Liberation Mono" fo:font-size="8pt" officeooo:rsid="00201c87" officeooo:paragraph-rsid="00201c87" style:font-size-asian="8pt" style:font-size-complex="8pt"/>
    </style:style>
    <style:style style:name="P3" style:family="paragraph" style:parent-style-name="Standard">
      <style:text-properties style:font-name="Liberation Mono" fo:font-size="8pt" officeooo:rsid="001e54d0" officeooo:paragraph-rsid="00201c87" style:font-size-asian="8pt" style:font-size-complex="8pt"/>
    </style:style>
    <style:style style:name="P4" style:family="paragraph" style:parent-style-name="Standard">
      <style:text-properties style:font-name="Liberation Mono" fo:font-size="8pt" officeooo:rsid="0021fd96" officeooo:paragraph-rsid="0021fd96" style:font-size-asian="8pt" style:font-size-complex="8pt"/>
    </style:style>
    <style:style style:name="T1" style:family="text">
      <style:text-properties officeooo:rsid="00201c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tached is mls900. This is a more refined version of mls800. You may have noticed the accelerated speed 3 in mls800 is not the same for in and out. One of those keys was setting accelerated speed 2 instead of speed 3.</text:p>
      <text:p text:style-name="P1"/>
      <text:p text:style-name="P2">Looking at your notes I see there is a problem not knowing what is supposed to happen, not knowing what a keypress is, confusion about totally different actions mixed on the same layer and confusion over what the words on the oled mean. So here is some stuff to better explain. These versions are meant to demonstrate ideas. Some totally different and conflicting ideas might be on the same layer.</text:p>
      <text:p text:style-name="P2"/>
      <text:p text:style-name="P1">These are the mls900 keymaps. <text:span text:style-name="T1">A general description for each layer is the text before the layer keymap is shown.</text:span></text:p>
      <text:p text:style-name="P1"/>
      <text:p text:style-name="P1">/* KC_NO means no keycode, ie do nothing */</text:p>
      <text:p text:style-name="P1"/>
      <text:p text:style-name="P3">/* [_BASE] One shot strides and also standard out of box mouse wheel action */</text:p>
      <text:p text:style-name="P1"/>
      <text:p text:style-name="P1">[_BASE] <text:s text:c="3"/>// encoder press goto _ALTERNATE1</text:p>
      <text:p text:style-name="P1"/>
      <text:p text:style-name="P1">TURN_0, <text:s/>KC_NO, <text:s text:c="2"/>KC_NO, <text:s text:c="8"/>// counter zero</text:p>
      <text:p text:style-name="P1">GOTO_0, <text:s text:c="2"/>KC_NO, STRIDE_1, <text:s text:c="6"/>// goto postion 0, kc_no, set stride to 1</text:p>
      <text:p text:style-name="P1">ENC_U, KC_WH_U, ENC_STRIDE_INC, // 1 shot u click stride x, reg. wheel,inc stride</text:p>
      <text:p text:style-name="P1">ENC_D, KC_WH_D, ENC_STRIDE_DEC // 1 shot d click stride x, reg. Wheel, inc stride</text:p>
      <text:p text:style-name="P1"/>
      <text:p text:style-name="P3">/* [_ALTERNATE1] QMK accelerated mouse wheel action</text:p>
      <text:p text:style-name="P1">The SPD_1_x, SPD_2_x, SPD_3_x keys set three speed ranges.</text:p>
      <text:p text:style-name="P1">Speed is currently set at compile time. Position counter n/a. */</text:p>
      <text:p text:style-name="P1"/>
      <text:p text:style-name="P1">[_ALTERNATE1] <text:s text:c="3"/>= LAYOUT(TO(_ALTERNATE2), <text:s text:c="2"/>// encoder press goto _ALTERNATE2</text:p>
      <text:p text:style-name="P1"/>
      <text:p text:style-name="P1">TURN_0, <text:s/>KC_NO, <text:s text:c="2"/>KC_NO, <text:s text:c="21"/>// counter zero</text:p>
      <text:p text:style-name="P1">GOTO_0, <text:s/>KC_NO, <text:s text:c="2"/>KC_NO, <text:s text:c="21"/>// goto postion 0</text:p>
      <text:p text:style-name="P1">SPD_1_U, SPD_2_U, SPD_3_U, <text:s text:c="19"/>// up @ spd 1, up @ spd 2, up @ spd 3</text:p>
      <text:p text:style-name="P1">SPD_1_D, SPD_2_D, SPD_3_D <text:s text:c="20"/>// dn @ spd 1, dn @ spd 2, dn @ spd 3</text:p>
      <text:p text:style-name="P1"/>
      <text:p text:style-name="P3">/* [_ALTERNATE2] MLS mouse wheel speed control. The encoder sets stride</text:p>
      <text:p text:style-name="P1">while keys are used for up and down at stride distance. */</text:p>
      <text:p text:style-name="P1"/>
      <text:p text:style-name="P1">[_ALTERNATE2] <text:s text:c="3"/>= LAYOUT(TO(_LED_SETTINGS), // encoder press goto _LED_SETTINGS</text:p>
      <text:p text:style-name="P1">TURN_0, <text:s text:c="2"/>KC_NO, STRIDE_1, <text:s text:c="18"/>// counter 0, kc_no, set stride to 1</text:p>
      <text:p text:style-name="P1">GOTO_0, <text:s text:c="2"/>KC_NO, STRIDE_1, <text:s text:c="15"/>// goto postion 0, kc_no, set stride to 1</text:p>
      <text:p text:style-name="P1">MLS_WHLU, MLS_WHLU, MLS_WHLU, <text:s text:c="15"/>// all keys do up</text:p>
      <text:p text:style-name="P1">MLS_WHLD, MLS_WHLD, MLS_WHLD <text:s text:c="16"/>// all keys do dn</text:p>
      <text:p text:style-name="P1"/>
      <text:p text:style-name="P3">/* [_LED_SETTINGS] LED animation setting layer */</text:p>
      <text:p text:style-name="P1">[_LED_SETTINGS] = LAYOUT(TO(_STANDBY), <text:s text:c="5"/>// encoder press goto _STANDBY</text:p>
      <text:p text:style-name="P1">RM_NEXT, KC_NO, RM_TOGG, <text:s text:c="7"/>// Next RGB animation, kc_no, Animation on/off</text:p>
      <text:p text:style-name="P1">KC_NO, KC_NO, KC_NO,</text:p>
      <text:p text:style-name="P1">RM_VALU, RM_HUEU, RM_SPDU, <text:s text:c="5"/>// intensity up, color hue up, amim speed up</text:p>
      <text:p text:style-name="P1">RM_VALD, RM_HUED, RM_SPDD <text:s text:c="6"/>// intensity dn, color hue dn, amim speed dn</text:p>
      <text:p text:style-name="P1"/>
      <text:p text:style-name="P3">/* [_STANDBY] <text:span text:style-name="T1">A standby layer where keys and encoder turns do nothing</text:span> */</text:p>
      <text:p text:style-name="P1">[_STANDBY] <text:s text:c="5"/>= LAYOUT(MSG_READY, <text:s/>// encoder press goto _BASE</text:p>
      <text:p text:style-name="P1">MSG_STBY, MSG_STBY, MSG_STBY,</text:p>
      <text:p text:style-name="P1">MSG_STBY, MSG_STBY, MSG_STBY,</text:p>
      <text:p text:style-name="P1">MSG_STBY, MSG_STBY, MSG_STBY,</text:p>
      <text:p text:style-name="P1">MSG_STBY, MSG_STBY, MSG_STBY</text:p>
      <text:p text:style-name="P1"/>
      <text:p text:style-name="P1"/>
      <text:p text:style-name="P4">The following are mouse wheel settings that are set at compile time. These control the timing and other settings. The 3 speed accelerated settings are in here.</text:p>
      <text:p text:style-name="P4"/>
      <text:p text:style-name="P4">/* Mousekey speed control */</text:p>
      <text:p text:style-name="P4">// #define MK_MOMENTARY_ACCEL</text:p>
      <text:p text:style-name="P4">#define MK_3_SPEED</text:p>
      <text:p text:style-name="P4">#define MK_COMBINED</text:p>
      <text:p text:style-name="P4">#define MOUSEKEY_WHEEL_DELAY 10 <text:s/>// Time between wheel movements in default mode.</text:p>
      <text:p text:style-name="P4">#define MOUSEKEY_WHEEL_INTERVAL 60 <text:s/>// Time between wheel movements in default mode.</text:p>
      <text:p text:style-name="P4">#define MOUSEKEY_WHEEL_TIME_TO_MAX<text:tab/>20 // Time until maximum scroll speed is reached</text:p>
      <text:p text:style-name="P4">#define MK_W_INTERVAL_UNMOD 10 // default is 40</text:p>
      <text:p text:style-name="P4">#define MK_W_INTERVAL_0 360 // MS_ACL0 , default 360</text:p>
      <text:p text:style-name="P4">#define MK_W_INTERVAL_1 120 // MS_ACL1 , default 120</text:p>
      <text:p text:style-name="P4">#define MK_W_INTERVAL_2 20 // MS_ACL2 , default 360</text:p>
      <text:p text:style-name="P4"/>
      <text:p text:style-name="P4">/*</text:p>
      <text:p text:style-name="P4"><text:soft-page-break/>Accelerated (default mouse):</text:p>
      <text:p text:style-name="P4">These are the default values if not modified like above.</text:p>
      <text:p text:style-name="P4">MOUSEKEY_WHEEL_DELAY<text:tab/>10<text:tab/>Delay between pressing a wheel key and wheel movement</text:p>
      <text:p text:style-name="P4">MOUSEKEY_WHEEL_INTERVAL<text:tab/>80<text:tab/>Time between wheel movements</text:p>
      <text:p text:style-name="P4">MOUSEKEY_WHEEL_DELTA<text:tab/>1<text:tab/>Wheel movement step size (leave this be!)</text:p>
      <text:p text:style-name="P4">MOUSEKEY_WHEEL_MAX_SPEED<text:tab/>8<text:tab/>Maximum number of scroll steps per scroll action</text:p>
      <text:p text:style-name="P4">MOUSEKEY_WHEEL_TIME_TO_MAX<text:tab/>40<text:tab/>Time until maximum scroll speed is reached</text:p>
      <text:p text:style-name="P4">The following does not apply for our use being scroll only.</text:p>
      <text:p text:style-name="P4">(cursor) Holding movement keys accelerates the cursor until it reaches its maximum speed.</text:p>
      <text:p text:style-name="P4">(cursor) MOUSEKEY_DELAY<text:tab/>10<text:tab/>Delay between pressing a movement key and cursor movement</text:p>
      <text:p text:style-name="P4">(cursor) MOUSEKEY_INTERVAL<text:tab/>20<text:tab/>Time between cursor movements in milliseconds</text:p>
      <text:p text:style-name="P4">(cursor) MOUSEKEY_MOVE_DELTA<text:tab/>8<text:tab/>Step size</text:p>
      <text:p text:style-name="P4">(cursor) MOUSEKEY_MAX_SPEED<text:tab/>10<text:tab/>Maximum cursor speed at which acceleration stops</text:p>
      <text:p text:style-name="P4">(cursor) MOUSEKEY_TIME_TO_MAX<text:tab/>30<text:tab/>Time until maximum cursor speed is reached</text:p>
      <text:p text:style-name="P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3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7T13:32:02.805386739</meta:creation-date>
    <dc:date>2025-01-27T14:08:32.471851826</dc:date>
    <meta:editing-duration>PT11M10S</meta:editing-duration>
    <meta:editing-cycles>2</meta:editing-cycles>
    <meta:generator>LibreOffice/24.8.4.2$MacOSX_X86_64 LibreOffice_project/bb3cfa12c7b1bf994ecc5649a80400d06cd71002</meta:generator>
    <meta:document-statistic meta:table-count="0" meta:image-count="0" meta:object-count="0" meta:page-count="2" meta:paragraph-count="65" meta:word-count="675" meta:character-count="4473" meta:non-whitespace-character-count="3647"/>
  </office:meta>
</office:document-meta>
</file>